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734831413787" calcext:value-type="float">
            <text:p>2.27735</text:p>
          </table:table-cell>
          <table:table-cell office:value-type="float" office:value="2.4998879569354" calcext:value-type="float">
            <text:p>2.49989</text:p>
          </table:table-cell>
          <table:table-cell office:value-type="float" office:value="4.22055082623936" calcext:value-type="float">
            <text:p>4.2205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776143381739" calcext:value-type="float">
            <text:p>2.27776</text:p>
          </table:table-cell>
          <table:table-cell office:value-type="float" office:value="2.49751804790519" calcext:value-type="float">
            <text:p>2.49752</text:p>
          </table:table-cell>
          <table:table-cell office:value-type="float" office:value="4.21056584877316" calcext:value-type="float">
            <text:p>4.2105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9082186066" calcext:value-type="float">
            <text:p>2.21799</text:p>
          </table:table-cell>
          <table:table-cell office:value-type="float" office:value="2.39681403838131" calcext:value-type="float">
            <text:p>2.39681</text:p>
          </table:table-cell>
          <table:table-cell office:value-type="float" office:value="3.67590488110138" calcext:value-type="float">
            <text:p>3.675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85554860242" calcext:value-type="float">
            <text:p>2.21786</text:p>
          </table:table-cell>
          <table:table-cell office:value-type="float" office:value="2.39186138923655" calcext:value-type="float">
            <text:p>2.39186</text:p>
          </table:table-cell>
          <table:table-cell office:value-type="float" office:value="3.68843304130163" calcext:value-type="float">
            <text:p>3.6884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5867434677352" calcext:value-type="float">
            <text:p>2.25867</text:p>
          </table:table-cell>
          <table:table-cell office:value-type="float" office:value="2.37003349611821" calcext:value-type="float">
            <text:p>2.37003</text:p>
          </table:table-cell>
          <table:table-cell office:value-type="float" office:value="3.76618081642875" calcext:value-type="float">
            <text:p>3.7661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39610985892" calcext:value-type="float">
            <text:p>2.2454</text:p>
          </table:table-cell>
          <table:table-cell office:value-type="float" office:value="2.35935261707989" calcext:value-type="float">
            <text:p>2.35935</text:p>
          </table:table-cell>
          <table:table-cell office:value-type="float" office:value="3.71907337841222" calcext:value-type="float">
            <text:p>3.7190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75229281307" calcext:value-type="float">
            <text:p>2.20875</text:p>
          </table:table-cell>
          <table:table-cell office:value-type="float" office:value="2.344737993997" calcext:value-type="float">
            <text:p>2.34474</text:p>
          </table:table-cell>
          <table:table-cell office:value-type="float" office:value="3.38109804902451" calcext:value-type="float">
            <text:p>3.381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956603301651" calcext:value-type="float">
            <text:p>2.20957</text:p>
          </table:table-cell>
          <table:table-cell office:value-type="float" office:value="2.30436291062198" calcext:value-type="float">
            <text:p>2.30436</text:p>
          </table:table-cell>
          <table:table-cell office:value-type="float" office:value="3.38366808404202" calcext:value-type="float">
            <text:p>3.3836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7357113058" calcext:value-type="float">
            <text:p>2.29974</text:p>
          </table:table-cell>
          <table:table-cell office:value-type="float" office:value="2.28931205673759" calcext:value-type="float">
            <text:p>2.28931</text:p>
          </table:table-cell>
          <table:table-cell office:value-type="float" office:value="3.83008260325407" calcext:value-type="float">
            <text:p>3.8300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00537768884" calcext:value-type="float">
            <text:p>2.31201</text:p>
          </table:table-cell>
          <table:table-cell office:value-type="float" office:value="2.29874239202935" calcext:value-type="float">
            <text:p>2.29874</text:p>
          </table:table-cell>
          <table:table-cell office:value-type="float" office:value="3.42902826413207" calcext:value-type="float">
            <text:p>3.4290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247696765049" calcext:value-type="float">
            <text:p>2.29248</text:p>
          </table:table-cell>
          <table:table-cell office:value-type="float" office:value="2.29715388944472" calcext:value-type="float">
            <text:p>2.29715</text:p>
          </table:table-cell>
          <table:table-cell office:value-type="float" office:value="3.41644572286143" calcext:value-type="float">
            <text:p>3.4164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1048043151" calcext:value-type="float">
            <text:p>2.2961</text:p>
          </table:table-cell>
          <table:table-cell office:value-type="float" office:value="2.37576538718849" calcext:value-type="float">
            <text:p>2.37577</text:p>
          </table:table-cell>
          <table:table-cell office:value-type="float" office:value="4.38319618665329" calcext:value-type="float">
            <text:p>4.3832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494352409639" calcext:value-type="float">
            <text:p>2.29494</text:p>
          </table:table-cell>
          <table:table-cell office:value-type="float" office:value="2.39685659303882" calcext:value-type="float">
            <text:p>2.39686</text:p>
          </table:table-cell>
          <table:table-cell office:value-type="float" office:value="4.42953815261044" calcext:value-type="float">
            <text:p>4.42954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2376651614" calcext:value-type="float">
            <text:p>2.28624</text:p>
          </table:table-cell>
          <table:table-cell office:value-type="float" office:value="2.3812153997324" calcext:value-type="float">
            <text:p>2.38122</text:p>
          </table:table-cell>
          <table:table-cell office:value-type="float" office:value="4.35404415454089" calcext:value-type="float">
            <text:p>4.35404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143532463186" calcext:value-type="float">
            <text:p>2.28144</text:p>
          </table:table-cell>
          <table:table-cell office:value-type="float" office:value="2.39463008283133" calcext:value-type="float">
            <text:p>2.39463</text:p>
          </table:table-cell>
          <table:table-cell office:value-type="float" office:value="4.44215988955823" calcext:value-type="float">
            <text:p>4.44216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423149074537" calcext:value-type="float">
            <text:p>2.19423</text:p>
          </table:table-cell>
          <table:table-cell office:value-type="float" office:value="2.27707145239286" calcext:value-type="float">
            <text:p>2.27707</text:p>
          </table:table-cell>
          <table:table-cell office:value-type="float" office:value="2.75130690345173" calcext:value-type="float">
            <text:p>2.7513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36117362674" calcext:value-type="float">
            <text:p>2.27636</text:p>
          </table:table-cell>
          <table:table-cell office:value-type="float" office:value="2.36838532549804" calcext:value-type="float">
            <text:p>2.36839</text:p>
          </table:table-cell>
          <table:table-cell office:value-type="float" office:value="4.17178544636159" calcext:value-type="float">
            <text:p>4.171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630267000417" calcext:value-type="float">
            <text:p>2.2763</text:p>
          </table:table-cell>
          <table:table-cell office:value-type="float" office:value="2.30275469336671" calcext:value-type="float">
            <text:p>2.30275</text:p>
          </table:table-cell>
          <table:table-cell office:value-type="float" office:value="3.8826170212766" calcext:value-type="float">
            <text:p>3.8826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86134734034" calcext:value-type="float">
            <text:p>2.27186</text:p>
          </table:table-cell>
          <table:table-cell office:value-type="float" office:value="2.34386036768384" calcext:value-type="float">
            <text:p>2.34386</text:p>
          </table:table-cell>
          <table:table-cell office:value-type="float" office:value="3.65447098549275" calcext:value-type="float">
            <text:p>3.654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97055513878" calcext:value-type="float">
            <text:p>2.27097</text:p>
          </table:table-cell>
          <table:table-cell office:value-type="float" office:value="2.36716429107277" calcext:value-type="float">
            <text:p>2.36716</text:p>
          </table:table-cell>
          <table:table-cell office:value-type="float" office:value="4.12880345086272" calcext:value-type="float">
            <text:p>4.12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11530765383" calcext:value-type="float">
            <text:p>2.26812</text:p>
          </table:table-cell>
          <table:table-cell office:value-type="float" office:value="2.3350961939303" calcext:value-type="float">
            <text:p>2.3351</text:p>
          </table:table-cell>
          <table:table-cell office:value-type="float" office:value="3.65004877438719" calcext:value-type="float">
            <text:p>3.650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69551442388" calcext:value-type="float">
            <text:p>2.2677</text:p>
          </table:table-cell>
          <table:table-cell office:value-type="float" office:value="2.48751625812906" calcext:value-type="float">
            <text:p>2.48752</text:p>
          </table:table-cell>
          <table:table-cell office:value-type="float" office:value="4.27164207103552" calcext:value-type="float">
            <text:p>4.2716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714419709855" calcext:value-type="float">
            <text:p>2.26714</text:p>
          </table:table-cell>
          <table:table-cell office:value-type="float" office:value="2.47401648741037" calcext:value-type="float">
            <text:p>2.47402</text:p>
          </table:table-cell>
          <table:table-cell office:value-type="float" office:value="4.26488369184592" calcext:value-type="float">
            <text:p>4.264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65741203935" calcext:value-type="float">
            <text:p>2.26566</text:p>
          </table:table-cell>
          <table:table-cell office:value-type="float" office:value="2.36060353093213" calcext:value-type="float">
            <text:p>2.3606</text:p>
          </table:table-cell>
          <table:table-cell office:value-type="float" office:value="3.64904827413707" calcext:value-type="float">
            <text:p>3.649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087199849925" calcext:value-type="float">
            <text:p>2.26087</text:p>
          </table:table-cell>
          <table:table-cell office:value-type="float" office:value="2.37010296815074" calcext:value-type="float">
            <text:p>2.3701</text:p>
          </table:table-cell>
          <table:table-cell office:value-type="float" office:value="3.58904577288644" calcext:value-type="float">
            <text:p>3.589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32833208302" calcext:value-type="float">
            <text:p>2.25833</text:p>
          </table:table-cell>
          <table:table-cell office:value-type="float" office:value="2.25043354588647" calcext:value-type="float">
            <text:p>2.25043</text:p>
          </table:table-cell>
          <table:table-cell office:value-type="float" office:value="3.63416104026007" calcext:value-type="float">
            <text:p>3.634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27504792865" calcext:value-type="float">
            <text:p>2.25728</text:p>
          </table:table-cell>
          <table:table-cell office:value-type="float" office:value="2.26934327331833" calcext:value-type="float">
            <text:p>2.26934</text:p>
          </table:table-cell>
          <table:table-cell office:value-type="float" office:value="3.60176294073518" calcext:value-type="float">
            <text:p>3.601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50306403202" calcext:value-type="float">
            <text:p>2.2055</text:p>
          </table:table-cell>
          <table:table-cell office:value-type="float" office:value="2.25433049858262" calcext:value-type="float">
            <text:p>2.25433</text:p>
          </table:table-cell>
          <table:table-cell office:value-type="float" office:value="2.72726488244122" calcext:value-type="float">
            <text:p>2.727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023032349508" calcext:value-type="float">
            <text:p>2.25023</text:p>
          </table:table-cell>
          <table:table-cell office:value-type="float" office:value="2.32828414207104" calcext:value-type="float">
            <text:p>2.32828</text:p>
          </table:table-cell>
          <table:table-cell office:value-type="float" office:value="3.65271135567784" calcext:value-type="float">
            <text:p>3.6527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46696734319" calcext:value-type="float">
            <text:p>2.23347</text:p>
          </table:table-cell>
          <table:table-cell office:value-type="float" office:value="2.24960880731646" calcext:value-type="float">
            <text:p>2.24961</text:p>
          </table:table-cell>
          <table:table-cell office:value-type="float" office:value="3.53470558757204" calcext:value-type="float">
            <text:p>3.53471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82479969955" calcext:value-type="float">
            <text:p>2.24882</text:p>
          </table:table-cell>
          <table:table-cell office:value-type="float" office:value="2.42221717993657" calcext:value-type="float">
            <text:p>2.42222</text:p>
          </table:table-cell>
          <table:table-cell office:value-type="float" office:value="4.44117175763645" calcext:value-type="float">
            <text:p>4.4411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734971652493" calcext:value-type="float">
            <text:p>2.24735</text:p>
          </table:table-cell>
          <table:table-cell office:value-type="float" office:value="2.33318669751542" calcext:value-type="float">
            <text:p>2.33319</text:p>
          </table:table-cell>
          <table:table-cell office:value-type="float" office:value="3.61587793896948" calcext:value-type="float">
            <text:p>3.615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992180322392" calcext:value-type="float">
            <text:p>2.21992</text:p>
          </table:table-cell>
          <table:table-cell office:value-type="float" office:value="2.24448509145578" calcext:value-type="float">
            <text:p>2.24449</text:p>
          </table:table-cell>
          <table:table-cell office:value-type="float" office:value="3.5065397143573" calcext:value-type="float">
            <text:p>3.50654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5385513045" calcext:value-type="float">
            <text:p>2.23375</text:p>
          </table:table-cell>
          <table:table-cell office:value-type="float" office:value="2.3247157622739" calcext:value-type="float">
            <text:p>2.32472</text:p>
          </table:table-cell>
          <table:table-cell office:value-type="float" office:value="3.624096024006" calcext:value-type="float">
            <text:p>3.624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8439401517" calcext:value-type="float">
            <text:p>2.23284</text:p>
          </table:table-cell>
          <table:table-cell office:value-type="float" office:value="2.22543187880303" calcext:value-type="float">
            <text:p>2.22543</text:p>
          </table:table-cell>
          <table:table-cell office:value-type="float" office:value="3.69232433108277" calcext:value-type="float">
            <text:p>3.692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29421938818" calcext:value-type="float">
            <text:p>2.22729</text:p>
          </table:table-cell>
          <table:table-cell office:value-type="float" office:value="2.08566662498958" calcext:value-type="float">
            <text:p>2.08567</text:p>
          </table:table-cell>
          <table:table-cell office:value-type="float" office:value="3.44071267816954" calcext:value-type="float">
            <text:p>3.4407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599597312636" calcext:value-type="float">
            <text:p>2.226</text:p>
          </table:table-cell>
          <table:table-cell office:value-type="float" office:value="2.43142286346186" calcext:value-type="float">
            <text:p>2.43142</text:p>
          </table:table-cell>
          <table:table-cell office:value-type="float" office:value="4.33302829243866" calcext:value-type="float">
            <text:p>4.3330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26944236059" calcext:value-type="float">
            <text:p>2.22527</text:p>
          </table:table-cell>
          <table:table-cell office:value-type="float" office:value="2.09238830540969" calcext:value-type="float">
            <text:p>2.09239</text:p>
          </table:table-cell>
          <table:table-cell office:value-type="float" office:value="3.41743435858965" calcext:value-type="float">
            <text:p>3.4174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76143585884" calcext:value-type="float">
            <text:p>2.22276</text:p>
          </table:table-cell>
          <table:table-cell office:value-type="float" office:value="2.28225790265931" calcext:value-type="float">
            <text:p>2.28226</text:p>
          </table:table-cell>
          <table:table-cell office:value-type="float" office:value="3.18904666332163" calcext:value-type="float">
            <text:p>3.18905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01093410269" calcext:value-type="float">
            <text:p>2.22101</text:p>
          </table:table-cell>
          <table:table-cell office:value-type="float" office:value="2.29089072169259" calcext:value-type="float">
            <text:p>2.29089</text:p>
          </table:table-cell>
          <table:table-cell office:value-type="float" office:value="3.14826392373307" calcext:value-type="float">
            <text:p>3.14826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85211825536" calcext:value-type="float">
            <text:p>2.18685</text:p>
          </table:table-cell>
          <table:table-cell office:value-type="float" office:value="2.21963139020932" calcext:value-type="float">
            <text:p>2.21963</text:p>
          </table:table-cell>
          <table:table-cell office:value-type="float" office:value="3.19041656242182" calcext:value-type="float">
            <text:p>3.1904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953915562224" calcext:value-type="float">
            <text:p>2.21954</text:p>
          </table:table-cell>
          <table:table-cell office:value-type="float" office:value="2.34664218137868" calcext:value-type="float">
            <text:p>2.34664</text:p>
          </table:table-cell>
          <table:table-cell office:value-type="float" office:value="3.58364716179045" calcext:value-type="float">
            <text:p>3.5836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86252813203" calcext:value-type="float">
            <text:p>2.20886</text:p>
          </table:table-cell>
          <table:table-cell office:value-type="float" office:value="2.22669646578311" calcext:value-type="float">
            <text:p>2.2267</text:p>
          </table:table-cell>
          <table:table-cell office:value-type="float" office:value="3.6378832208052" calcext:value-type="float">
            <text:p>3.637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68407991325" calcext:value-type="float">
            <text:p>2.19668</text:p>
          </table:table-cell>
          <table:table-cell office:value-type="float" office:value="2.27141662495829" calcext:value-type="float">
            <text:p>2.27142</text:p>
          </table:table-cell>
          <table:table-cell office:value-type="float" office:value="3.42483358358358" calcext:value-type="float">
            <text:p>3.4248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72174964557" calcext:value-type="float">
            <text:p>2.16372</text:p>
          </table:table-cell>
          <table:table-cell office:value-type="float" office:value="2.19372029021766" calcext:value-type="float">
            <text:p>2.19372</text:p>
          </table:table-cell>
          <table:table-cell office:value-type="float" office:value="3.21434075556667" calcext:value-type="float">
            <text:p>3.2143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48555166375" calcext:value-type="float">
            <text:p>2.18949</text:p>
          </table:table-cell>
          <table:table-cell office:value-type="float" office:value="2.2727391376866" calcext:value-type="float">
            <text:p>2.27274</text:p>
          </table:table-cell>
          <table:table-cell office:value-type="float" office:value="2.88292844633475" calcext:value-type="float">
            <text:p>2.882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848545469701" calcext:value-type="float">
            <text:p>2.18849</text:p>
          </table:table-cell>
          <table:table-cell office:value-type="float" office:value="2.27428377927815" calcext:value-type="float">
            <text:p>2.27428</text:p>
          </table:table-cell>
          <table:table-cell office:value-type="float" office:value="2.7983408352088" calcext:value-type="float">
            <text:p>2.798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445268184852" calcext:value-type="float">
            <text:p>2.18445</text:p>
          </table:table-cell>
          <table:table-cell office:value-type="float" office:value="2.26389358108108" calcext:value-type="float">
            <text:p>2.26389</text:p>
          </table:table-cell>
          <table:table-cell office:value-type="float" office:value="3.43110735735736" calcext:value-type="float">
            <text:p>3.4311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24124781195" calcext:value-type="float">
            <text:p>2.18124</text:p>
          </table:table-cell>
          <table:table-cell office:value-type="float" office:value="2.26504146870051" calcext:value-type="float">
            <text:p>2.26504</text:p>
          </table:table-cell>
          <table:table-cell office:value-type="float" office:value="3.44000375093773" calcext:value-type="float">
            <text:p>3.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85324409974" calcext:value-type="float">
            <text:p>2.18085</text:p>
          </table:table-cell>
          <table:table-cell office:value-type="float" office:value="2.2741779251105" calcext:value-type="float">
            <text:p>2.27418</text:p>
          </table:table-cell>
          <table:table-cell office:value-type="float" office:value="2.90610457843383" calcext:value-type="float">
            <text:p>2.906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01684796199" calcext:value-type="float">
            <text:p>2.18017</text:p>
          </table:table-cell>
          <table:table-cell office:value-type="float" office:value="2.27562713595065" calcext:value-type="float">
            <text:p>2.27563</text:p>
          </table:table-cell>
          <table:table-cell office:value-type="float" office:value="3.46633533383346" calcext:value-type="float">
            <text:p>3.466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89336917563" calcext:value-type="float">
            <text:p>2.17889</text:p>
          </table:table-cell>
          <table:table-cell office:value-type="float" office:value="2.27233464616154" calcext:value-type="float">
            <text:p>2.27233</text:p>
          </table:table-cell>
          <table:table-cell office:value-type="float" office:value="2.79083020755189" calcext:value-type="float">
            <text:p>2.7908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59589897474" calcext:value-type="float">
            <text:p>2.1786</text:p>
          </table:table-cell>
          <table:table-cell office:value-type="float" office:value="2.37417958656331" calcext:value-type="float">
            <text:p>2.37418</text:p>
          </table:table-cell>
          <table:table-cell office:value-type="float" office:value="3.51066141535384" calcext:value-type="float">
            <text:p>3.5106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90056461731" calcext:value-type="float">
            <text:p>2.1779</text:p>
          </table:table-cell>
          <table:table-cell office:value-type="float" office:value="2.16332632789628" calcext:value-type="float">
            <text:p>2.16333</text:p>
          </table:table-cell>
          <table:table-cell office:value-type="float" office:value="2.61876160602258" calcext:value-type="float">
            <text:p>2.61876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48317649519" calcext:value-type="float">
            <text:p>2.17483</text:p>
          </table:table-cell>
          <table:table-cell office:value-type="float" office:value="2.18163467168549" calcext:value-type="float">
            <text:p>2.18163</text:p>
          </table:table-cell>
          <table:table-cell office:value-type="float" office:value="2.62659473023839" calcext:value-type="float">
            <text:p>2.62659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981870467617" calcext:value-type="float">
            <text:p>2.16982</text:p>
          </table:table-cell>
          <table:table-cell office:value-type="float" office:value="2.35616956322414" calcext:value-type="float">
            <text:p>2.35617</text:p>
          </table:table-cell>
          <table:table-cell office:value-type="float" office:value="3.6186896724181" calcext:value-type="float">
            <text:p>3.6186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8911018009" calcext:value-type="float">
            <text:p>2.16891</text:p>
          </table:table-cell>
          <table:table-cell office:value-type="float" office:value="2.24123811905953" calcext:value-type="float">
            <text:p>2.24124</text:p>
          </table:table-cell>
          <table:table-cell office:value-type="float" office:value="3.12290770385193" calcext:value-type="float">
            <text:p>3.1229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57228614307" calcext:value-type="float">
            <text:p>2.16457</text:p>
          </table:table-cell>
          <table:table-cell office:value-type="float" office:value="2.24621644155411" calcext:value-type="float">
            <text:p>2.24622</text:p>
          </table:table-cell>
          <table:table-cell office:value-type="float" office:value="3.08701975987994" calcext:value-type="float">
            <text:p>3.0870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080999416521" calcext:value-type="float">
            <text:p>2.15081</text:p>
          </table:table-cell>
          <table:table-cell office:value-type="float" office:value="2.25346690839376" calcext:value-type="float">
            <text:p>2.25347</text:p>
          </table:table-cell>
          <table:table-cell office:value-type="float" office:value="2.99987121780445" calcext:value-type="float">
            <text:p>2.9998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43521296991" calcext:value-type="float">
            <text:p>2.15044</text:p>
          </table:table-cell>
          <table:table-cell office:value-type="float" office:value="2.28129084354422" calcext:value-type="float">
            <text:p>2.28129</text:p>
          </table:table-cell>
          <table:table-cell office:value-type="float" office:value="3.00386346586647" calcext:value-type="float">
            <text:p>3.0038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5" calcext:value-type="float">
            <text:p>5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5" calcext:value-type="float">
            <text:p>5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4:12.980191630</dc:date>
    <meta:document-statistic meta:table-count="1" meta:cell-count="4637" meta:object-count="0"/>
    <meta:generator>LibreOffice/4.2.8.2$Linux_X86_64 LibreOffice_project/420m0$Build-2</meta:generator>
  </office:meta>
</office:document-meta>
</file>